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SaveGraphics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SaveGraphics.doAction( ActionEvent 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portSaveGraphics.ReportSaveGraph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